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2052" officeooo:paragraph-rsid="00132052" style:font-weight-asian="bold" style:font-weight-complex="bold"/>
    </style:style>
    <style:style style:name="P2" style:family="paragraph" style:parent-style-name="Standard">
      <style:text-properties fo:font-weight="normal" officeooo:rsid="00132052" officeooo:paragraph-rsid="00132052" style:font-weight-asian="normal" style:font-weight-complex="normal"/>
    </style:style>
    <style:style style:name="P3" style:family="paragraph" style:parent-style-name="Standard">
      <style:text-properties fo:font-weight="normal" officeooo:rsid="00132052" officeooo:paragraph-rsid="00132052" style:font-weight-asian="normal" style:font-weight-complex="normal"/>
    </style:style>
    <style:style style:name="P4" style:family="paragraph" style:parent-style-name="Standard">
      <style:text-properties fo:font-weight="normal" officeooo:rsid="0015b2f8" officeooo:paragraph-rsid="0015b2f8" style:font-weight-asian="normal" style:font-weight-complex="normal"/>
    </style:style>
    <style:style style:name="P5" style:family="paragraph" style:parent-style-name="Standard">
      <style:text-properties fo:font-weight="normal" officeooo:rsid="0015cc44" officeooo:paragraph-rsid="0015cc44" style:font-weight-asian="normal" style:font-weight-complex="normal"/>
    </style:style>
    <style:style style:name="P6" style:family="paragraph" style:parent-style-name="Standard">
      <style:text-properties fo:font-weight="normal" officeooo:rsid="001642ad" officeooo:paragraph-rsid="001642ad" style:font-weight-asian="normal" style:font-weight-complex="normal"/>
    </style:style>
    <style:style style:name="P7" style:family="paragraph" style:parent-style-name="Standard">
      <style:text-properties fo:font-weight="normal" officeooo:rsid="001664e0" officeooo:paragraph-rsid="001664e0" style:font-weight-asian="normal" style:font-weight-complex="normal"/>
    </style:style>
    <style:style style:name="P8" style:family="paragraph" style:parent-style-name="Standard">
      <style:text-properties fo:font-weight="bold" officeooo:rsid="00132052" officeooo:paragraph-rsid="00132052" style:font-weight-asian="bold" style:font-weight-complex="bold"/>
    </style:style>
    <style:style style:name="P9" style:family="paragraph" style:parent-style-name="Standard">
      <style:text-properties fo:font-weight="bold" officeooo:rsid="0015b2f8" officeooo:paragraph-rsid="0015b2f8" style:font-weight-asian="bold" style:font-weight-complex="bold"/>
    </style:style>
    <style:style style:name="P10" style:family="paragraph" style:parent-style-name="Standard">
      <style:text-properties fo:font-weight="bold" officeooo:rsid="0015cc44" officeooo:paragraph-rsid="0015cc44" style:font-weight-asian="bold" style:font-weight-complex="bold"/>
    </style:style>
    <style:style style:name="P11" style:family="paragraph" style:parent-style-name="Standard">
      <style:text-properties fo:font-weight="bold" officeooo:rsid="001642ad" officeooo:paragraph-rsid="001642ad" style:font-weight-asian="bold" style:font-weight-complex="bold"/>
    </style:style>
    <style:style style:name="T1" style:family="text">
      <style:text-properties officeooo:rsid="0015cc44"/>
    </style:style>
    <style:style style:name="T2" style:family="text">
      <style:text-properties officeooo:rsid="001642ad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chise’s Mutilinear Reference Tissue Model (MRTM)</text:p>
      <text:p text:style-name="P1"/>
      <text:p text:style-name="P1">Model Configurations and Assumptions</text:p>
      <text:p text:style-name="P2"/>
      <text:p text:style-name="P2">Assumptions: initial equilibration time t* for which the multi-linear relation hold</text:p>
      <text:p text:style-name="P2"/>
      <text:p text:style-name="P2">If the kinetics can be described by a 1-tissue compartment model, all data can be used for the fitting, i.e. t*=0. <text:span text:style-name="T1">In this case b = (-1/k2) (c.f. eq. below)</text:span></text:p>
      <text:p text:style-name="P2"/>
      <text:p text:style-name="P4">There is a reference TAC C’(t) from a region without receptors, i.e. k3 = 0 (in the 2-tissue compartment model). The TAC C(t) from a receptor-rich region has k3&gt;0</text:p>
      <text:p text:style-name="P2"/>
      <text:p text:style-name="P9"><text:span text:style-name="T1">Operational Model Equation (MRTM0)</text:span></text:p>
      <text:p text:style-name="P4"/>
      <text:p text:style-name="P4">Application of the Logan plot for both TACs</text:p>
      <text:p text:style-name="P2"/>
      <text:p text:style-name="P1"><draw:frame draw:style-name="fr1" draw:name="Object1" text:anchor-type="as-char" svg:y="-0.3752in" svg:width="3.1898in" svg:height="0.548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4">V and V’ are the total distribution volumes of C(t) and C’(t) resp. while k’2 is the clearance rate constant from the reference region to the plasma, b is the intercept term which becomes constant for T&gt;t*</text:p>
      <text:p text:style-name="P4"/>
      <text:p text:style-name="P5">Allowing for three fit parameters: <text:span text:style-name="T2">A= </text:span>V/V’, <text:span text:style-name="T2">B = </text:span>V/(V’k’2), <text:span text:style-name="T2">C = </text:span>b</text:p>
      <text:p text:style-name="P4"/>
      <text:p text:style-name="P4">From this parameters we can calculate the binding potential to be: BP = V/V’ - 1.0 assuming that the non-displaceable distribution volumes in the tissue and reference regions are identical</text:p>
      <text:p text:style-name="P5"/>
      <text:p text:style-name="P5">This equation is applicable to both 1T and 2T compartment models</text:p>
      <text:p text:style-name="P5"/>
      <text:p text:style-name="P5">Problem: Assumption of noise-free variables</text:p>
      <text:p text:style-name="P5"/>
      <text:p text:style-name="P5">1T model: V = K1/k2, V’=K1’/k2’, R1 = K1/K1’ → R1 = -(V/V’k2)/b</text:p>
      <text:p text:style-name="P5"/>
      <text:p text:style-name="P10">Noise-Treatment <text:span text:style-name="T2">(MRTM)</text:span></text:p>
      <text:p text:style-name="P10"/>
      <text:p text:style-name="P5">Correlation of noisy terms on the r.h.s. and l.h.s. produce biased estimates</text:p>
      <text:p text:style-name="P5"/>
      <text:p text:style-name="P5">Following multi-linear reference tissue model:</text:p>
      <text:p text:style-name="P5"/>
      <text:p text:style-name="P5"><draw:frame draw:style-name="fr1" draw:name="Object2" text:anchor-type="as-char" svg:y="-0.2445in" svg:width="3.7492in" svg:height="0.418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5"/>
      <text:p text:style-name="P6">Now, only the integral of C(t) is present on the r.h.s. such that the noisy part is reduced significantly</text:p>
      <text:p text:style-name="P6"/>
      <text:p text:style-name="P6">Fit-parameters: <text:s/>A = -V/(V’b) , B = 1/b, C = -V/(V’k2’,b)</text:p>
      <text:p text:style-name="P6"/>
      <text:p text:style-name="P6">Calculation of BP = -(A/B + 1)</text:p>
      <text:p text:style-name="P6"/>
      <text:p text:style-name="P6">1T model: R1 = C and k2 = -B</text:p>
      <text:p text:style-name="P6"/>
      <text:p text:style-name="P6"><text:soft-page-break/>Estimation of k2’ via k2’ = A/C</text:p>
      <text:p text:style-name="P6"/>
      <text:p text:style-name="P6">→ although there is only one true value of k2’, taking a fixed average k2’ value from the MRTM analysis can yield input for the MRTM2 model</text:p>
      <text:p text:style-name="P6"/>
      <text:p text:style-name="P6"/>
      <text:p text:style-name="P11">MRTM2</text:p>
      <text:p text:style-name="P11"/>
      <text:p text:style-name="P6">Taking a fixed k2’ into account, one can derive an equation with only two parameters to fit:</text:p>
      <text:p text:style-name="P6"/>
      <text:p text:style-name="P6"/>
      <text:p text:style-name="P6"/>
      <text:p text:style-name="P6"><draw:frame draw:style-name="fr1" draw:name="Object3" text:anchor-type="as-char" svg:y="-0.2445in" svg:width="3.5228in" svg:height="0.418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6"/>
      <text:p text:style-name="P7">Which leads to the fit coefficients A = -(V/V’b) and B = 1/b and the binding potential </text:p>
      <text:p text:style-name="P7">BP = -(A/B + 1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1:36:16.390108167</meta:creation-date>
    <dc:date>2017-09-12T15:27:31.311163489</dc:date>
    <meta:editing-duration>PT9M36S</meta:editing-duration>
    <meta:editing-cycles>2</meta:editing-cycles>
    <meta:generator>LibreOffice/5.1.6.2$Linux_X86_64 LibreOffice_project/10m0$Build-2</meta:generator>
    <meta:document-statistic meta:table-count="0" meta:image-count="0" meta:object-count="3" meta:page-count="2" meta:paragraph-count="29" meta:word-count="340" meta:character-count="1923" meta:non-whitespace-character-count="1607"/>
  </office:meta>
</office:document-meta>
</file>

<file path=Object 1/content.xml><?xml version="1.0" encoding="utf-8"?>
<math xmlns="http://www.w3.org/1998/Math/MathML" display="block">
  <semantics>
    <mrow>
      <mrow>
        <mfrac>
          <mrow>
            <mrow>
              <msubsup>
                <mo stretchy="false">∫</mo>
                <mn>0</mn>
                <mi>T</mi>
              </msubsup>
              <mi>C</mi>
            </mrow>
            <mrow>
              <mo fence="true" stretchy="false">(</mo>
              <mrow>
                <mi>t</mi>
              </mrow>
              <mo fence="true" stretchy="false">)</mo>
            </mrow>
            <mi mathvariant="italic">dt</mi>
          </mrow>
          <mrow>
            <mi>C</mi>
            <mrow>
              <mo fence="true" stretchy="false">(</mo>
              <mrow>
                <mi>T</mi>
              </mrow>
              <mo fence="true" stretchy="false">)</mo>
            </mrow>
          </mrow>
        </mfrac>
        <mo stretchy="false">=</mo>
        <mfrac>
          <mi>V</mi>
          <mrow>
            <mi>V</mi>
            <mi>'</mi>
          </mrow>
        </mfrac>
      </mrow>
      <mrow>
        <mfrac>
          <mrow>
            <mrow>
              <msubsup>
                <mo stretchy="false">∫</mo>
                <mn>0</mn>
                <mi>T</mi>
              </msubsup>
              <mi>C</mi>
            </mrow>
            <mi>'</mi>
            <mrow>
              <mo fence="true" stretchy="false">(</mo>
              <mrow>
                <mi>t</mi>
              </mrow>
              <mo fence="true" stretchy="false">)</mo>
            </mrow>
            <mi mathvariant="italic">dt</mi>
          </mrow>
          <mrow>
            <mi>C</mi>
            <mrow>
              <mo fence="true" stretchy="false">(</mo>
              <mrow>
                <mi>T</mi>
              </mrow>
              <mo fence="true" stretchy="false">)</mo>
            </mrow>
          </mrow>
        </mfrac>
        <mo stretchy="false">+</mo>
        <mfrac>
          <mi>V</mi>
          <mrow>
            <mi>V</mi>
            <mi>'</mi>
            <msub>
              <mi>k</mi>
              <mn>2</mn>
            </msub>
            <mi>'</mi>
          </mrow>
        </mfrac>
      </mrow>
      <mrow>
        <mfrac>
          <mrow>
            <mi>C</mi>
            <mi>'</mi>
            <mrow>
              <mo fence="true" stretchy="false">(</mo>
              <mrow>
                <mi>T</mi>
              </mrow>
              <mo fence="true" stretchy="false">)</mo>
            </mrow>
          </mrow>
          <mrow>
            <mi>C</mi>
            <mrow>
              <mo fence="true" stretchy="false">(</mo>
              <mrow>
                <mi>T</mi>
              </mrow>
              <mo fence="true" stretchy="false">)</mo>
            </mrow>
          </mrow>
        </mfrac>
        <mo stretchy="false">+</mo>
        <mi>b</mi>
      </mrow>
    </mrow>
    <annotation encoding="StarMath 5.0">{ int_0^{T} C(t)dt } over { C(T) } = { V } over { V' } { int_0^{T} C'(t)dt } over { C(T) } + { V } over { V'k_2' } { C'(T) } over { C(T) } + b</annotation>
  </semantics>
</math>
</file>

<file path=Object 2/content.xml><?xml version="1.0" encoding="utf-8"?>
<math xmlns="http://www.w3.org/1998/Math/MathML" display="block">
  <semantics>
    <mrow>
      <mi>C</mi>
      <mrow>
        <mrow>
          <mo fence="true" stretchy="false">(</mo>
          <mrow>
            <mi>T</mi>
          </mrow>
          <mo fence="true" stretchy="false">)</mo>
        </mrow>
        <mo stretchy="false">=</mo>
        <mfrac>
          <mrow>
            <mo stretchy="false">−</mo>
            <mi>V</mi>
          </mrow>
          <mrow>
            <mi>V</mi>
            <mi>'</mi>
            <mi>b</mi>
          </mrow>
        </mfrac>
      </mrow>
      <mrow>
        <msubsup>
          <mo stretchy="false">∫</mo>
          <mn>0</mn>
          <mi>T</mi>
        </msubsup>
        <mi>C</mi>
      </mrow>
      <mi>'</mi>
      <mrow>
        <mo fence="true" stretchy="false">(</mo>
        <mrow>
          <mi>t</mi>
        </mrow>
        <mo fence="true" stretchy="false">)</mo>
      </mrow>
      <mrow>
        <mi mathvariant="italic">dt</mi>
        <mo stretchy="false">+</mo>
        <mfrac>
          <mn>1</mn>
          <mi>b</mi>
        </mfrac>
      </mrow>
      <mrow>
        <msubsup>
          <mo stretchy="false">∫</mo>
          <mn>0</mn>
          <mi>T</mi>
        </msubsup>
        <mi>C</mi>
      </mrow>
      <mrow>
        <mo fence="true" stretchy="false">(</mo>
        <mrow>
          <mi>t</mi>
        </mrow>
        <mo fence="true" stretchy="false">)</mo>
      </mrow>
      <mrow>
        <mi mathvariant="italic">dt</mi>
        <mo stretchy="false">−</mo>
        <mfrac>
          <mi>V</mi>
          <mrow>
            <mi>V</mi>
            <mi>'</mi>
            <msub>
              <mi>k</mi>
              <mn>2</mn>
            </msub>
            <mi>'</mi>
            <mi>b</mi>
          </mrow>
        </mfrac>
      </mrow>
      <mi>C</mi>
      <mi>'</mi>
      <mrow>
        <mo fence="true" stretchy="false">(</mo>
        <mrow>
          <mi>T</mi>
        </mrow>
        <mo fence="true" stretchy="false">)</mo>
      </mrow>
    </mrow>
    <annotation encoding="StarMath 5.0">C(T) = - { V } over { V'b } int_0^T C'( t )dt + { 1 } over { b } int_0^T C( t ) dt - { V } over { V'k_2' b } C'( T )</annotation>
  </semantics>
</math>
</file>

<file path=Object 3/content.xml><?xml version="1.0" encoding="utf-8"?>
<math xmlns="http://www.w3.org/1998/Math/MathML" display="block">
  <semantics>
    <mrow>
      <mi>C</mi>
      <mrow>
        <mrow>
          <mo fence="true" stretchy="false">(</mo>
          <mrow>
            <mi>T</mi>
          </mrow>
          <mo fence="true" stretchy="false">)</mo>
        </mrow>
        <mo stretchy="false">=</mo>
        <mfrac>
          <mrow>
            <mo stretchy="false">−</mo>
            <mi>V</mi>
          </mrow>
          <mrow>
            <mi>V</mi>
            <mi>'</mi>
            <mi>b</mi>
          </mrow>
        </mfrac>
      </mrow>
      <mrow>
        <mrow>
          <mo fence="true" stretchy="false">(</mo>
          <mrow>
            <mrow>
              <mrow>
                <msubsup>
                  <mo stretchy="false">∫</mo>
                  <mn>0</mn>
                  <mi>T</mi>
                </msubsup>
                <mi>C</mi>
              </mrow>
              <mi>'</mi>
              <mrow>
                <mo fence="true" stretchy="false">(</mo>
                <mrow>
                  <mi>t</mi>
                </mrow>
                <mo fence="true" stretchy="false">)</mo>
              </mrow>
              <mrow>
                <mi mathvariant="italic">dt</mi>
                <mo stretchy="false">+</mo>
                <mfrac>
                  <mn>1</mn>
                  <mrow>
                    <msub>
                      <mi>k</mi>
                      <mn>2</mn>
                    </msub>
                    <mi>'</mi>
                  </mrow>
                </mfrac>
              </mrow>
              <mi>C</mi>
              <mi>'</mi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)</mo>
        </mrow>
        <mo stretchy="false">+</mo>
        <mfrac>
          <mn>1</mn>
          <mi>b</mi>
        </mfrac>
      </mrow>
      <mrow>
        <msubsup>
          <mo stretchy="false">∫</mo>
          <mn>0</mn>
          <mi>T</mi>
        </msubsup>
        <mi>C</mi>
      </mrow>
      <mrow>
        <mo fence="true" stretchy="false">(</mo>
        <mrow>
          <mi>t</mi>
        </mrow>
        <mo fence="true" stretchy="false">)</mo>
      </mrow>
      <mi mathvariant="italic">dt</mi>
    </mrow>
    <annotation encoding="StarMath 5.0">C(T) = - { V } over { V'b } ( int_0^T C'( t )dt + { 1 } over { k_2' } C'( T )) + { 1 } over { b } int_0^T C( t ) dt</annotation>
  </semantics>
</math>
</file>